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paragraph-rsid="000d6741"/>
    </style:style>
    <style:style style:name="T1" style:family="text">
      <style:text-properties officeooo:rsid="000d6741"/>
    </style:style>
    <style:style style:name="T2" style:family="text">
      <style:text-properties officeooo:rsid="000e68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rite a MongoDB query to display all the documents in the collection restaurants.</text:p>
      <text:p text:style-name="Standard">db.NewYork.find()</text:p>
      <text:p text:style-name="Standard"/>
      <text:p text:style-name="Standard">2. Display the fields restaurant_id, name, borough and cuisine for all the documents in the collection restaurant.</text:p>
      <text:p text:style-name="Standard">db.NewYork.find({},{"restaurant_id" : 1,"name":1,"borough":1,"cuisine" :1});</text:p>
      <text:p text:style-name="Standard"/>
      <text:p text:style-name="Standard">3. Write a MongoDB query to display the fields restaurant_id, name, borough and cuisine, but exclude the field _id for all the documents in the collection restaurant.</text:p>
      <text:p text:style-name="P2"><text:s/>db.NewYork.find({},{"restaurant_id" : 1,"name":1,"borough":1,"cuisine" :1,"_id":0});</text:p>
      <text:p text:style-name="Standard"/>
      <text:p text:style-name="Standard"/>
      <text:p text:style-name="Standard">4. Write a MongoDB query to display the fields restaurant_id, name, borough and zip code, but exclude the field _id for all the documents in the collection restaurant.</text:p>
      <text:p text:style-name="Standard"><text:s/>db.NewYork.find({},{"restaurant_id" : 1,"name":1,"borough":1,"<text:span text:style-name="T1">zip code</text:span>" :1,"_id":0});</text:p>
      <text:p text:style-name="Standard"/>
      <text:p text:style-name="Standard">5. Write a MongoDB query to display all the restaurant which is in the borough Bronx.</text:p>
      <text:p text:style-name="Standard">&gt; db.NewYork.find({"borough": "Bronx"});</text:p>
      <text:p text:style-name="Standard"/>
      <text:p text:style-name="Standard">6. Display the first 5 restaurant which is in the borough Brooklyn.</text:p>
      <text:p text:style-name="P2"><text:span text:style-name="Source_20_Text">db.</text:span><text:span text:style-name="Source_20_Text"><text:span text:style-name="T1">NewYork</text:span></text:span><text:span text:style-name="Source_20_Text">.find({"borough": "Bro</text:span><text:span text:style-name="Source_20_Text"><text:span text:style-name="T1">oklyn</text:span></text:span><text:span text:style-name="Source_20_Text">"}).limit(5);</text:span></text:p>
      <text:p text:style-name="Standard"/>
      <text:p text:style-name="Standard"/>
      <text:p text:style-name="Standard">7. Display the next 5 restaurants after skipping first 5 which are in the borough Brooklyn.</text:p>
      <text:p text:style-name="P3"><text:span text:style-name="Source_20_Text">db.</text:span><text:span text:style-name="Source_20_Text"><text:span text:style-name="T1">NewYork</text:span></text:span><text:span text:style-name="Source_20_Text">.find({"borough": "Bro</text:span><text:span text:style-name="Source_20_Text"><text:span text:style-name="T1">oklyn</text:span></text:span><text:span text:style-name="Source_20_Text">"}).skip(5).limit(5);</text:span></text:p>
      <text:p text:style-name="Standard"/>
      <text:p text:style-name="Standard"/>
      <text:p text:style-name="Standard">8. Write a MongoDB query to find the restaurants who achieved a score more than 90.</text:p>
      <text:p text:style-name="Standard">db.NewYork.find({grades : { $elemMatch:{"score":{$gt : 90}}}});</text:p>
      <text:p text:style-name="Standard"/>
      <text:p text:style-name="Standard">9. Write a MongoDB query to find the restaurants that achieved a score, more than 80 but less than 100.</text:p>
      <text:p text:style-name="Standard">db.NewYork.find({grades : { $elemMatch:{"score":{$gt : 80 , $lt :100}}}});</text:p>
      <text:p text:style-name="Standard"/>
      <text:p text:style-name="Standard">10. Write a MongoDB query to find the restaurants which locate in latitude value less than -95.754168.</text:p>
      <text:p text:style-name="Standard"><text:soft-page-break/>db.NewYork.find({"address.coord" : {$lt : -95.754168}});</text:p>
      <text:p text:style-name="Standard"/>
      <text:p text:style-name="Standard"/>
      <text:p text:style-name="Standard">11. Write a MongoDB query to find the restaurants that do not prepare any cuisine of 'American' and their grade score more than 70 and latitude less than -65.754168. </text:p>
      <text:p text:style-name="Preformatted_20_Text"><text:span text:style-name="Source_20_Text">db.</text:span><text:span text:style-name="Source_20_Text"><text:span text:style-name="T2">NewYork.</text:span></text:span><text:span text:style-name="Source_20_Text">find(</text:span></text:p>
      <text:p text:style-name="Preformatted_20_Text"><text:span text:style-name="Source_20_Text"><text:s text:c="15"/>{$and:</text:span></text:p>
      <text:p text:style-name="Preformatted_20_Text"><text:span text:style-name="Source_20_Text"><text:s text:c="20"/>[</text:span></text:p>
      <text:p text:style-name="Preformatted_20_Text"><text:span text:style-name="Source_20_Text"><text:s text:c="23"/>{"cuisine" : {$ne :"American "}},</text:span></text:p>
      <text:p text:style-name="Preformatted_20_Text"><text:span text:style-name="Source_20_Text"><text:s text:c="23"/>{"grades.score" : {$gt : 70}},</text:span></text:p>
      <text:p text:style-name="Preformatted_20_Text"><text:span text:style-name="Source_20_Text"><text:s text:c="23"/>{"address.coord" : {$lt : -65.754168}}</text:span></text:p>
      <text:p text:style-name="Preformatted_20_Text"><text:span text:style-name="Source_20_Text"><text:s text:c="20"/>]</text:span></text:p>
      <text:p text:style-name="Preformatted_20_Text"><text:span text:style-name="Source_20_Text"><text:s text:c="16"/>}</text:span></text:p>
      <text:p text:style-name="P2"><text:span text:style-name="Source_20_Text"><text:s text:c="20"/>);</text:span></text:p>
      <text:p text:style-name="Standard"/>
      <text:p text:style-name="Standard">12. Write a MongoDB query to find the restaurants which do not prepare any cuisine of 'American' and achieved a score more than 70 and located in the longitude less than -65.754168.</text:p>
      <text:p text:style-name="Preformatted_20_Text"><text:span text:style-name="Source_20_Text">db.</text:span><text:span text:style-name="Source_20_Text"><text:span text:style-name="T2">NewYork</text:span></text:span><text:span text:style-name="Source_20_Text">.find(</text:span></text:p>
      <text:p text:style-name="Preformatted_20_Text"><text:span text:style-name="Source_20_Text"><text:s text:c="27"/>{</text:span></text:p>
      <text:p text:style-name="Preformatted_20_Text"><text:span text:style-name="Source_20_Text"><text:s text:c="29"/>"cuisine" : {$ne : "American "},</text:span></text:p>
      <text:p text:style-name="Preformatted_20_Text"><text:span text:style-name="Source_20_Text"><text:s text:c="29"/>"grades.score" :{$gt: 70},</text:span></text:p>
      <text:p text:style-name="Preformatted_20_Text"><text:span text:style-name="Source_20_Text"><text:s text:c="29"/>"address.coord" : {$lt : -65.754168}</text:span></text:p>
      <text:p text:style-name="Preformatted_20_Text"><text:span text:style-name="Source_20_Text"><text:s text:c="28"/>}</text:span></text:p>
      <text:p text:style-name="P2"><text:span text:style-name="Source_20_Text"><text:s text:c="21"/>);</text:span></text:p>
      <text:p text:style-name="Standard"/>
      <text:p text:style-name="Standard"/>
      <text:p text:style-name="Standard">13. Write a MongoDB query to find the restaurants which do not prepare any cuisine of 'American ' and achieved a grade point 'A' not belongs to the borough Brooklyn. The document must be displayed according to the cuisine in descending order</text:p>
      <text:p text:style-name="Preformatted_20_Text"><text:span text:style-name="Source_20_Text">db.</text:span><text:span text:style-name="Source_20_Text"><text:span text:style-name="T2">NewYork</text:span></text:span><text:span text:style-name="Source_20_Text">.find( {</text:span></text:p>
      <text:p text:style-name="Preformatted_20_Text"><text:span text:style-name="Source_20_Text"><text:s text:c="29"/>"cuisine" : {$ne : "American "},</text:span></text:p>
      <text:p text:style-name="Preformatted_20_Text"><text:span text:style-name="Source_20_Text"><text:s text:c="29"/>"grades.grade" :"A",</text:span></text:p>
      <text:p text:style-name="Preformatted_20_Text"><text:span text:style-name="Source_20_Text"><text:s text:c="29"/>"borough": {$ne : "Brooklyn"}</text:span></text:p>
      <text:p text:style-name="Preformatted_20_Text"><text:span text:style-name="Source_20_Text"><text:s text:c="23"/>} </text:span></text:p>
      <text:p text:style-name="P2"><text:span text:style-name="Source_20_Text"><text:s text:c="20"/>).sort({"cuisine":-1});</text:span></text:p>
      <text:p text:style-name="Standard"/>
      <text:p text:style-name="Standard"/>
      <text:p text:style-name="Standard">14. Write a MongoDB query to find the restaurant Id, name, borough and cuisine for those restaurants which contain 'Wil' as first three letters for its name.</text:p>
      <text:p text:style-name="Preformatted_20_Text"><text:span text:style-name="Source_20_Text">db.</text:span><text:span text:style-name="Source_20_Text"><text:span text:style-name="T2">NewYork</text:span></text:span><text:span text:style-name="Source_20_Text">.find(</text:span></text:p>
      <text:p text:style-name="Preformatted_20_Text"><text:span text:style-name="Source_20_Text">{name: /^Wil/},</text:span></text:p>
      <text:p text:style-name="Preformatted_20_Text"><text:span text:style-name="Source_20_Text">{</text:span></text:p>
      <text:p text:style-name="Preformatted_20_Text"><text:span text:style-name="Source_20_Text">"restaurant_id" : 1,</text:span></text:p>
      <text:p text:style-name="Preformatted_20_Text"><text:span text:style-name="Source_20_Text">"name":1,"borough":1,</text:span></text:p>
      <text:p text:style-name="Preformatted_20_Text"><text:soft-page-break/><text:span text:style-name="Source_20_Text">"cuisine" :1</text:span></text:p>
      <text:p text:style-name="Preformatted_20_Text"><text:span text:style-name="Source_20_Text">}</text:span></text:p>
      <text:p text:style-name="P2"><text:span text:style-name="Source_20_Text">);</text:span></text:p>
      <text:p text:style-name="Standard"/>
      <text:p text:style-name="Standard"/>
      <text:p text:style-name="Standard">15. Write a MongoDB query to find the restaurant Id, name, borough and cuisine for those restaurants which contain 'ces' as last three letters for its name.</text:p>
      <text:p text:style-name="Preformatted_20_Text"><text:span text:style-name="Source_20_Text">db.</text:span><text:span text:style-name="Source_20_Text"><text:span text:style-name="T2">NewYork</text:span></text:span><text:span text:style-name="Source_20_Text">.find(</text:span></text:p>
      <text:p text:style-name="Preformatted_20_Text"><text:span text:style-name="Source_20_Text">{name: /ces$/},</text:span></text:p>
      <text:p text:style-name="Preformatted_20_Text"><text:span text:style-name="Source_20_Text">{</text:span></text:p>
      <text:p text:style-name="Preformatted_20_Text"><text:span text:style-name="Source_20_Text">"restaurant_id" : 1,</text:span></text:p>
      <text:p text:style-name="Preformatted_20_Text"><text:span text:style-name="Source_20_Text">"name":1,"borough":1,</text:span></text:p>
      <text:p text:style-name="Preformatted_20_Text"><text:span text:style-name="Source_20_Text">"cuisine" :1</text:span></text:p>
      <text:p text:style-name="Preformatted_20_Text"><text:span text:style-name="Source_20_Text">}</text:span></text:p>
      <text:p text:style-name="P2"><text:span text:style-name="Source_20_Text">);</text:span></text:p>
      <text:p text:style-name="Standard"/>
      <text:p text:style-name="Standard"/>
      <text:p text:style-name="Standard">16. Write a MongoDB query to find the restaurant Id, name, borough and cuisine for those restaurants which contain 'Reg' as three letters somewhere in its name</text:p>
      <text:p text:style-name="Standard"/>
      <text:p text:style-name="Preformatted_20_Text"><text:span text:style-name="Source_20_Text">db.</text:span><text:span text:style-name="Source_20_Text"><text:span text:style-name="T2">NewYork</text:span></text:span><text:span text:style-name="Source_20_Text">.find(</text:span></text:p>
      <text:p text:style-name="Preformatted_20_Text"><text:span text:style-name="Source_20_Text">{"name": /.*Reg.*/},</text:span></text:p>
      <text:p text:style-name="Preformatted_20_Text"><text:span text:style-name="Source_20_Text">{</text:span></text:p>
      <text:p text:style-name="Preformatted_20_Text"><text:span text:style-name="Source_20_Text">"restaurant_id" : 1,</text:span></text:p>
      <text:p text:style-name="Preformatted_20_Text"><text:span text:style-name="Source_20_Text">"name":1,"borough":1,</text:span></text:p>
      <text:p text:style-name="Preformatted_20_Text"><text:span text:style-name="Source_20_Text">"cuisine" :1</text:span></text:p>
      <text:p text:style-name="Preformatted_20_Text"><text:span text:style-name="Source_20_Text">}</text:span></text:p>
      <text:p text:style-name="P2"><text:span text:style-name="Source_20_Text">);</text:span></text:p>
      <text:p text:style-name="Standard"/>
      <text:p text:style-name="Standard"/>
      <text:p text:style-name="Standard">17. Write a MongoDB query to find the restaurants which belong to the borough Bronx and prepared either American or Chinese dish</text:p>
      <text:p text:style-name="Preformatted_20_Text"><text:span text:style-name="Source_20_Text">db.</text:span><text:span text:style-name="Source_20_Text"><text:span text:style-name="T2">NewYork</text:span></text:span><text:span text:style-name="Source_20_Text">.find(</text:span></text:p>
      <text:p text:style-name="Preformatted_20_Text"><text:span text:style-name="Source_20_Text">{ </text:span></text:p>
      <text:p text:style-name="Preformatted_20_Text"><text:span text:style-name="Source_20_Text">"borough": "Bronx" , </text:span></text:p>
      <text:p text:style-name="Preformatted_20_Text"><text:span text:style-name="Source_20_Text">$or : [</text:span></text:p>
      <text:p text:style-name="Preformatted_20_Text"><text:span text:style-name="Source_20_Text">{ "cuisine" : "American " },</text:span></text:p>
      <text:p text:style-name="Preformatted_20_Text"><text:span text:style-name="Source_20_Text">{ "cuisine" : "Chinese" }</text:span></text:p>
      <text:p text:style-name="Preformatted_20_Text"><text:span text:style-name="Source_20_Text">] </text:span></text:p>
      <text:p text:style-name="Preformatted_20_Text"><text:span text:style-name="Source_20_Text">} </text:span></text:p>
      <text:p text:style-name="P2"><text:span text:style-name="Source_20_Text">);</text:span></text:p>
      <text:p text:style-name="Standard"/>
      <text:p text:style-name="Standard"/>
      <text:p text:style-name="Standard"><text:soft-page-break/>18. Write a MongoDB query to find the restaurant Id, name, borough and cuisine for those restaurants which belong to the borough Staten Island or Queens or Bronxor Brooklyn</text:p>
      <text:p text:style-name="Preformatted_20_Text"><text:span text:style-name="Source_20_Text">db.</text:span><text:span text:style-name="Source_20_Text"><text:span text:style-name="T2">NewYork</text:span></text:span><text:span text:style-name="Source_20_Text">.find(</text:span></text:p>
      <text:p text:style-name="Preformatted_20_Text"><text:span text:style-name="Source_20_Text">{"borough" :{$in :["Staten Island","Queens","Bronx","Brooklyn"]}},</text:span></text:p>
      <text:p text:style-name="Preformatted_20_Text"><text:span text:style-name="Source_20_Text">{</text:span></text:p>
      <text:p text:style-name="Preformatted_20_Text"><text:span text:style-name="Source_20_Text">"restaurant_id" : 1,</text:span></text:p>
      <text:p text:style-name="Preformatted_20_Text"><text:span text:style-name="Source_20_Text">"name":1,"borough":1,</text:span></text:p>
      <text:p text:style-name="Preformatted_20_Text"><text:span text:style-name="Source_20_Text">"cuisine" :1</text:span></text:p>
      <text:p text:style-name="Preformatted_20_Text"><text:span text:style-name="Source_20_Text">}</text:span></text:p>
      <text:p text:style-name="P2"><text:span text:style-name="Source_20_Text">);</text:span></text:p>
      <text:p text:style-name="Standard"/>
      <text:p text:style-name="Standard">19. Write a MongoDB query to find the restaurant Id, name, borough and cuisine for those restaurants which are not belonging to the borough Staten Island or Queens or Bronxor Brooklyn</text:p>
      <text:p text:style-name="Preformatted_20_Text"><text:span text:style-name="Source_20_Text">db.</text:span><text:span text:style-name="Source_20_Text"><text:span text:style-name="T2">NewYork</text:span></text:span><text:span text:style-name="Source_20_Text">.find(</text:span></text:p>
      <text:p text:style-name="Preformatted_20_Text"><text:span text:style-name="Source_20_Text">{"borough" :{$nin :["Staten Island","Queens","Bronx","Brooklyn"]}},</text:span></text:p>
      <text:p text:style-name="Preformatted_20_Text"><text:span text:style-name="Source_20_Text">{</text:span></text:p>
      <text:p text:style-name="Preformatted_20_Text"><text:span text:style-name="Source_20_Text">"restaurant_id" : 1,</text:span></text:p>
      <text:p text:style-name="Preformatted_20_Text"><text:span text:style-name="Source_20_Text">"name":1,"borough":1,</text:span></text:p>
      <text:p text:style-name="Preformatted_20_Text"><text:span text:style-name="Source_20_Text">"cuisine" :1</text:span></text:p>
      <text:p text:style-name="Preformatted_20_Text"><text:span text:style-name="Source_20_Text">}</text:span></text:p>
      <text:p text:style-name="P2"><text:span text:style-name="Source_20_Text">);</text:span></text:p>
      <text:p text:style-name="Standard"/>
      <text:p text:style-name="Standard"/>
      <text:p text:style-name="Standard">20. Write a MongoDB query to find the restaurant Id, name, borough and cuisine for those restaurants which achieved a score which is not more than 10</text:p>
      <text:p text:style-name="Preformatted_20_Text"><text:span text:style-name="Source_20_Text">db.</text:span><text:span text:style-name="Source_20_Text"><text:span text:style-name="T2">NewYork</text:span></text:span><text:span text:style-name="Source_20_Text">.find(</text:span></text:p>
      <text:p text:style-name="Preformatted_20_Text"><text:span text:style-name="Source_20_Text">{"grades.score" : </text:span></text:p>
      <text:p text:style-name="Preformatted_20_Text"><text:span text:style-name="Source_20_Text">{ $not: </text:span></text:p>
      <text:p text:style-name="Preformatted_20_Text"><text:span text:style-name="Source_20_Text">{$gt : 10}</text:span></text:p>
      <text:p text:style-name="Preformatted_20_Text"><text:span text:style-name="Source_20_Text">}</text:span></text:p>
      <text:p text:style-name="Preformatted_20_Text"><text:span text:style-name="Source_20_Text">},</text:span></text:p>
      <text:p text:style-name="Preformatted_20_Text"><text:span text:style-name="Source_20_Text">{</text:span></text:p>
      <text:p text:style-name="Preformatted_20_Text"><text:span text:style-name="Source_20_Text">"restaurant_id" : 1,</text:span></text:p>
      <text:p text:style-name="Preformatted_20_Text"><text:span text:style-name="Source_20_Text">"name":1,"borough":1,</text:span></text:p>
      <text:p text:style-name="Preformatted_20_Text"><text:span text:style-name="Source_20_Text">"cuisine" :1</text:span></text:p>
      <text:p text:style-name="Preformatted_20_Text"><text:span text:style-name="Source_20_Text">}</text:span></text:p>
      <text:p text:style-name="P2"><text:span text:style-name="Source_20_Text">);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hib Amin</meta:initial-creator>
    <meta:editing-cycles>2</meta:editing-cycles>
    <meta:creation-date>2020-12-03T09:55:00</meta:creation-date>
    <dc:date>2020-12-03T09:50:29.647127009</dc:date>
    <meta:editing-duration>PT21M37S</meta:editing-duration>
    <meta:generator>LibreOffice/6.0.7.3$Linux_X86_64 LibreOffice_project/00m0$Build-3</meta:generator>
    <meta:document-statistic meta:table-count="0" meta:image-count="0" meta:object-count="0" meta:page-count="4" meta:paragraph-count="113" meta:word-count="677" meta:character-count="4943" meta:non-whitespace-character-count="39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